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b81eb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daed9" officeooo:paragraph-rsid="005daed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edbf2" officeooo:paragraph-rsid="005edbf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e1e35" officeooo:paragraph-rsid="006e1e3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d7c6a" officeooo:paragraph-rsid="005d7c6a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d7c6a" officeooo:paragraph-rsid="005d7c6a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46258" officeooo:paragraph-rsid="00746258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5d7c6a" officeooo:paragraph-rsid="005d7c6a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5daed9" officeooo:paragraph-rsid="005daed9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5e80b9" officeooo:paragraph-rsid="005e80b9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5edbf2" officeooo:paragraph-rsid="005edbf2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6aae33" officeooo:paragraph-rsid="006aae33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6e1e35" officeooo:paragraph-rsid="006e1e35" style:font-size-asian="11pt" style:font-name-complex="Arial" style:font-size-complex="11pt"/>
    </style:style>
    <style:style style:name="P21" style:family="paragraph" style:parent-style-name="Standard">
      <style:text-properties style:font-name="Caligra" officeooo:paragraph-rsid="00540c2c"/>
    </style:style>
    <style:style style:name="P22" style:family="paragraph" style:parent-style-name="Standard">
      <style:text-properties style:font-name="Caligra" officeooo:rsid="005b81eb" officeooo:paragraph-rsid="005b81eb"/>
    </style:style>
    <style:style style:name="P23" style:family="paragraph" style:parent-style-name="Standard">
      <style:text-properties style:font-name="Caligra" officeooo:rsid="0064252e" officeooo:paragraph-rsid="0064252e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6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d11f1" officeooo:paragraph-rsid="005d11f1" style:font-size-asian="11pt" style:font-weight-asian="bold" style:font-name-complex="Arial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d11f1" style:font-size-asian="11pt" style:font-size-complex="11pt"/>
    </style:style>
    <style:style style:name="P28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9" style:family="paragraph" style:parent-style-name="Text_20_body">
      <style:text-properties style:font-name="Caligra" fo:font-weight="normal" officeooo:rsid="00692099" officeooo:paragraph-rsid="00692099" style:font-weight-asian="normal" style:font-weight-complex="normal"/>
    </style:style>
    <style:style style:name="P30" style:family="paragraph" style:parent-style-name="Text_20_body">
      <style:text-properties style:font-name="Caligra" fo:font-style="normal" fo:font-weight="normal" officeooo:rsid="00661f3a" officeooo:paragraph-rsid="00540c2c" style:font-style-asian="normal" style:font-weight-asian="normal" style:font-style-complex="normal" style:font-weight-complex="normal"/>
    </style:style>
    <style:style style:name="P31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d11f1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639a40" style:font-style-asian="normal" style:font-style-complex="normal"/>
    </style:style>
    <style:style style:name="T5" style:family="text">
      <style:text-properties fo:font-style="normal" officeooo:rsid="00661f3a" style:font-style-asian="normal" style:font-style-complex="normal"/>
    </style:style>
    <style:style style:name="T6" style:family="text">
      <style:text-properties officeooo:rsid="002fecf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fecf8" style:font-style-asian="italic" style:font-style-complex="italic"/>
    </style:style>
    <style:style style:name="T9" style:family="text">
      <style:text-properties fo:font-style="italic" officeooo:rsid="005fe045" style:font-style-asian="italic" style:font-style-complex="italic"/>
    </style:style>
    <style:style style:name="T10" style:family="text">
      <style:text-properties fo:font-style="italic" officeooo:rsid="005d11f1" style:font-style-asian="italic" style:font-style-complex="italic"/>
    </style:style>
    <style:style style:name="T11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5d11f1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fo:color="#ffffd7" loext:opacity="100%" fo:font-size="11pt" fo:font-weight="bold" officeooo:rsid="005d11f1" style:font-size-asian="11pt" style:font-weight-asian="bold" style:font-name-complex="Arial" style:font-size-complex="11pt"/>
    </style:style>
    <style:style style:name="T17" style:family="text">
      <style:text-properties officeooo:rsid="006c52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6">La dernière fois :</text:span><text:span text:style-name="T8">’’’</text:span><text:span text:style-name="T9">Nous avons :- Fais l’activité 3 jusqu’à la question 4)</text:span><text:span text:style-name="T8">’’’</text:span></text:p>
      <text:p text:style-name="P27"><text:span text:style-name="T8">P</text:span><text:span text:style-name="T7">our aujourd’hui : </text:span><text:span text:style-name="T9">Faire le devoir maison </text:span><text:span text:style-name="T10">+ </text:span><text:span text:style-name="T9">Ex 72p95 </text:span><text:span text:style-name="T10">+ </text:span><text:span text:style-name="T9">Se préparer à une courte évaluation des chapitres 2 et 3</text:span><text:span text:style-name="T8"> </text:span></text:p>
      <text:p text:style-name="P26">22 janvie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4"><text:span text:style-name="T14">Séance </text:span><text:span text:style-name="T16">17</text:span><text:span text:style-name="T14">: </text:span><text:span text:style-name="T15">Fiche de préparation</text:span><text:span text:style-name="T12"> <text:s/></text:span></text:p>
            <text:p text:style-name="P25"><text:span text:style-name="T12">c</text:span><text:span text:style-name="T11">lasse : <text:s/></text:span><text:span text:style-name="T13">4e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12"/>
          </table:table-cell>
          <table:table-cell table:style-name="Tableau1.A3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10">Évaluation</text:p>
            <text:p text:style-name="P11">+ ramasser le DM</text:p>
          </table:table-cell>
          <table:table-cell table:style-name="Tableau1.B4" office:value-type="string">
            <text:p text:style-name="P17">pap</text:p>
          </table:table-cell>
          <table:table-cell table:style-name="Tableau1.A4" office:value-type="string">
            <text:p text:style-name="P19">20<text:span text:style-name="T17">min</text:span></text:p>
          </table:table-cell>
        </table:table-row>
        <table:table-row table:style-name="Tableau1.5">
          <table:table-cell table:style-name="Tableau1.A4" office:value-type="string">
            <text:p text:style-name="P9">Rappel + Q4</text:p>
          </table:table-cell>
          <table:table-cell table:style-name="Tableau1.B4" office:value-type="string">
            <text:p text:style-name="P15">Fiche auto évaluation</text:p>
          </table:table-cell>
          <table:table-cell table:style-name="Tableau1.A4" office:value-type="string">
            <text:p text:style-name="P13">?</text:p>
          </table:table-cell>
        </table:table-row>
        <table:table-row table:style-name="Tableau1.3">
          <table:table-cell table:style-name="Tableau1.A4" office:value-type="string">
            <text:p text:style-name="P6">Finir act3 + <text:s/>bilan</text:p>
          </table:table-cell>
          <table:table-cell table:style-name="Tableau1.B4" office:value-type="string">
            <text:p text:style-name="P16">pap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7">Activité 1</text:p>
          </table:table-cell>
          <table:table-cell table:style-name="Tableau1.B4" office:value-type="string">
            <text:p text:style-name="P18">Act1</text:p>
            <text:p text:style-name="P18">modèle moléculaire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7">bilan</text:p>
          </table:table-cell>
          <table:table-cell table:style-name="Tableau1.B4" office:value-type="string">
            <text:p text:style-name="P18">pap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8">Expo son</text:p>
          </table:table-cell>
          <table:table-cell table:style-name="Tableau1.B4" office:value-type="string">
            <text:p text:style-name="P20">questionnaire</text:p>
          </table:table-cell>
          <table:table-cell table:style-name="Tableau1.A4" office:value-type="string">
            <text:p text:style-name="P20">40min</text:p>
          </table:table-cell>
        </table:table-row>
        <table:table-row table:style-name="Tableau1.10">
          <table:table-cell table:style-name="Tableau1.A10" office:value-type="string">
            <text:p text:style-name="P5">Agenda</text:p>
          </table:table-cell>
          <table:table-cell table:style-name="Tableau1.B10" office:value-type="string">
            <text:p text:style-name="P23">exercice</text:p>
          </table:table-cell>
          <table:table-cell table:style-name="Tableau1.A10" office:value-type="string">
            <text:p text:style-name="P22">5min</text:p>
          </table:table-cell>
        </table:table-row>
      </table:table>
      <text:p text:style-name="P21"/>
      <text:p text:style-name="P28"><text:span text:style-name="T1">Pour la prochaine fois </text:span><text:span text:style-name="T3">: </text:span><text:span text:style-name="T4">exercice </text:span><text:span text:style-name="T5">Q1 des exercice 1,2,3</text:span></text:p>
      <text:p text:style-name="P30"/>
      <text:p text:style-name="P29"><text:span text:style-name="T5">s</text:span><text:span text:style-name="T2">i trop de temps, correction D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6M34S</meta:editing-duration>
    <meta:editing-cycles>22</meta:editing-cycles>
    <meta:generator>LibreOffice/7.0.4.2$Linux_X86_64 LibreOffice_project/00$Build-2</meta:generator>
    <meta:creation-date>2021-01-21T21:14:39.853802248</meta:creation-date>
    <meta:initial-creator>J Cercy</meta:initial-creator>
    <dc:date>2021-01-25T20:43:18.735518947</dc:date>
    <dc:creator>J Cercy</dc:creator>
    <meta:document-statistic meta:table-count="1" meta:image-count="0" meta:object-count="0" meta:page-count="1" meta:paragraph-count="31" meta:word-count="98" meta:character-count="535" meta:non-whitespace-character-count="463"/>
    <meta:template xlink:type="simple" xlink:actuate="onRequest" xlink:title="fiche_de_prep_type" xlink:href="../../../../../../../mes_ressources/document%20type/fiche_de_prep_type.ott" meta:date="2021-01-25T20:32:01.626739220"/>
  </office:meta>
</office:document-meta>
</file>